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officeooo:rsid="0035ce20" officeooo:paragraph-rsid="0035ce20"/>
    </style:style>
    <style:style style:name="P40" style:family="paragraph" style:parent-style-name="Standard">
      <style:text-properties officeooo:rsid="0037afa3" officeooo:paragraph-rsid="0037afa3"/>
    </style:style>
    <style:style style:name="P41" style:family="paragraph" style:parent-style-name="Standard">
      <style:text-properties officeooo:rsid="00396af7" officeooo:paragraph-rsid="00396af7"/>
    </style:style>
    <style:style style:name="P42" style:family="paragraph" style:parent-style-name="Standard">
      <style:text-properties officeooo:rsid="003c01cb" officeooo:paragraph-rsid="003c01cb"/>
    </style:style>
    <style:style style:name="P43" style:family="paragraph" style:parent-style-name="Standard">
      <style:text-properties officeooo:rsid="003d57d5" officeooo:paragraph-rsid="003d57d5"/>
    </style:style>
    <style:style style:name="P44" style:family="paragraph" style:parent-style-name="Standard">
      <style:text-properties officeooo:rsid="003f5435" officeooo:paragraph-rsid="003f5435"/>
    </style:style>
    <style:style style:name="P45" style:family="paragraph" style:parent-style-name="Standard">
      <style:text-properties officeooo:rsid="003fc9a1" officeooo:paragraph-rsid="003fc9a1"/>
    </style:style>
    <style:style style:name="P46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7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8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9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0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1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2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3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4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5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6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7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8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9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0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1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2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3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4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5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6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7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8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9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0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1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2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3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4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5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6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7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8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9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0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1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2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3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4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6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0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1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2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3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4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5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6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7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98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99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0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1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2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3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4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5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6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7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8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09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0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1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2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3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9">if-modifier:</text:p>
      <text:p text:style-name="P39">2.7.0 :137 &gt; a = 10</text:p>
      <text:p text:style-name="P39">2.7.0 :138 &gt; b = 20</text:p>
      <text:p text:style-name="P39">2.7.0 :139 &gt; print "#{a}is less than #{b}" if a&lt;b</text:p>
      <text:p text:style-name="P39">10is less than 20 =&gt; nil </text:p>
      <text:p text:style-name="P39">2.7.0 :140 &gt; print "#{a} is less than #{b}" if a&lt;b</text:p>
      <text:p text:style-name="P39"><text:soft-page-break/>10 is less than 20 =&gt; nil </text:p>
      <text:p text:style-name="P39"/>
      <text:p text:style-name="P20">unless:</text:p>
      <text:p text:style-name="P40">2.7.0 :141 &gt; unless a&gt;b</text:p>
      <text:p text:style-name="P40">2.7.0 :142 &gt; <text:s text:c="2"/>print "#{a} is less than #{b}\n"</text:p>
      <text:p text:style-name="P40">2.7.0 :143 &gt; else </text:p>
      <text:p text:style-name="P40">2.7.0 :144 &gt; <text:s text:c="2"/>print "#{a} is greater than b#{b}"</text:p>
      <text:p text:style-name="P40">2.7.0 :145 &gt; end</text:p>
      <text:p text:style-name="P40">10 is less than 20</text:p>
      <text:p text:style-name="P40"><text:s/>=&gt; nil </text:p>
      <text:p text:style-name="P40"/>
      <text:p text:style-name="P19">unless modifier:</text:p>
      <text:p text:style-name="P41">2.7.0 :146 &gt; print "a is greater than 5" unless a&lt;5</text:p>
      <text:p text:style-name="P41">a is greater than 5 =&gt; nil </text:p>
      <text:p text:style-name="P41"/>
      <text:p text:style-name="P18">Case statment: SWITCH </text:p>
      <text:p text:style-name="P42">2.7.0 :193 &gt; age =5</text:p>
      <text:p text:style-name="P42">2.7.0 :210 &gt; case age</text:p>
      <text:p text:style-name="P42">2.7.0 :211 &gt; when 0..17</text:p>
      <text:p text:style-name="P42">2.7.0 :212 &gt; <text:s text:c="2"/>puts 'child'</text:p>
      <text:p text:style-name="P42">2.7.0 :213 &gt; when 18..50</text:p>
      <text:p text:style-name="P42">2.7.0 :214 &gt; <text:s text:c="2"/>puts 'adult'</text:p>
      <text:p text:style-name="P42">2.7.0 :215 &gt; else </text:p>
      <text:p text:style-name="P42">2.7.0 :216 &gt; <text:s text:c="2"/>puts 'Dont know'</text:p>
      <text:p text:style-name="P42">2.7.0 :217 &gt; end</text:p>
      <text:p text:style-name="P42">child</text:p>
      <text:p text:style-name="P42"/>
      <text:p text:style-name="P21">Greatest of three:</text:p>
      <text:p text:style-name="P43">2.7.0 :362 &gt; def got</text:p>
      <text:p text:style-name="P43">2.7.0 :363 &gt; <text:s text:c="2"/>a = gets.to_i</text:p>
      <text:p text:style-name="P43">2.7.0 :364 &gt; <text:s text:c="2"/>b = gets.to_i</text:p>
      <text:p text:style-name="P43">2.7.0 :365 &gt; <text:s text:c="2"/>c = gets.to_i</text:p>
      <text:p text:style-name="P43">2.7.0 :366 &gt; <text:s text:c="2"/>small = a</text:p>
      <text:p text:style-name="P43">2.7.0 :367 &gt; <text:s text:c="2"/>if b&gt;small</text:p>
      <text:p text:style-name="P43">2.7.0 :368 &gt; <text:s text:c="4"/>small = b</text:p>
      <text:p text:style-name="P43">2.7.0 :369 &gt; <text:s text:c="2"/>end</text:p>
      <text:p text:style-name="P43">2.7.0 :370 &gt; <text:s text:c="2"/>if c&gt;small</text:p>
      <text:p text:style-name="P43">2.7.0 :371 &gt; <text:s text:c="4"/>small = c</text:p>
      <text:p text:style-name="P43">2.7.0 :372 &gt; <text:s text:c="2"/>end </text:p>
      <text:p text:style-name="P43">2.7.0 :373 &gt; <text:s text:c="2"/>puts "Greatest no. is #{small}"</text:p>
      <text:p text:style-name="P43">2.7.0 :374 &gt; end</text:p>
      <text:p text:style-name="P43"><text:s/>=&gt; :got </text:p>
      <text:p text:style-name="P43">2.7.0 :375 &gt; got</text:p>
      <text:p text:style-name="P43">12</text:p>
      <text:p text:style-name="P43">23</text:p>
      <text:p text:style-name="P43">14</text:p>
      <text:p text:style-name="P43">Greatest no. Is 23</text:p>
      <text:p text:style-name="P43"/>
      <text:p text:style-name="P43"/>
      <text:p text:style-name="P44">class for calculaiton:</text:p>
      <text:p text:style-name="P44">2.7.0 :499 &gt; class Calc</text:p>
      <text:p text:style-name="P44">2.7.0 :500 &gt; <text:s text:c="2"/>@@x = 0</text:p>
      <text:p text:style-name="P44"><text:soft-page-break/>2.7.0 :501 &gt; <text:s text:c="2"/>@@y = 0</text:p>
      <text:p text:style-name="P44">2.7.0 :502 &gt; <text:s text:c="2"/>@@z = 0</text:p>
      <text:p text:style-name="P44">2.7.0 :503 &gt; <text:s text:c="2"/></text:p>
      <text:p text:style-name="P44">2.7.0 :504 &gt; <text:s text:c="2"/>def sum </text:p>
      <text:p text:style-name="P44">2.7.0 :506 &gt; <text:s text:c="2"/>end</text:p>
      <text:p text:style-name="P44">2.7.0 :507 &gt; <text:s text:c="2"/>def diff</text:p>
      <text:p text:style-name="P44">2.7.0 :508 &gt; <text:s text:c="4"/>@@z = @@x-@@y</text:p>
      <text:p text:style-name="P44">2.7.0 :509 &gt; <text:s text:c="2"/>end</text:p>
      <text:p text:style-name="P44">2.7.0 :510 &gt; <text:s text:c="2"/>def mul</text:p>
      <text:p text:style-name="P44">2.7.0 :511 &gt; <text:s text:c="4"/>@@z = @@x*@@y</text:p>
      <text:p text:style-name="P44">2.7.0 :512 &gt; <text:s text:c="2"/>end</text:p>
      <text:p text:style-name="P44">2.7.0 :513 &gt; <text:s text:c="2"/>def div</text:p>
      <text:p text:style-name="P44">2.7.0 :514 &gt; <text:s text:c="4"/>@@z =@@x/@@y</text:p>
      <text:p text:style-name="P44">2.7.0 :515 &gt; <text:s text:c="2"/>end</text:p>
      <text:p text:style-name="P44">2.7.0 :516 &gt; <text:s text:c="2"/>def getvals</text:p>
      <text:p text:style-name="P44">2.7.0 :517 &gt; <text:s text:c="4"/>@@x = gets.to_i</text:p>
      <text:p text:style-name="P44">2.7.0 :518 &gt; <text:s text:c="4"/>@@y = gets.to_i</text:p>
      <text:p text:style-name="P44">2.7.0 :519 &gt; <text:s text:c="2"/>end</text:p>
      <text:p text:style-name="P44">2.7.0 :520 &gt; <text:s text:c="2"/>def printvals</text:p>
      <text:p text:style-name="P44">2.7.0 :521 &gt; <text:s text:c="4"/>puts "answer is: #{@@z}"</text:p>
      <text:p text:style-name="P44">2.7.0 :522 &gt; <text:s text:c="2"/>end</text:p>
      <text:p text:style-name="P44">2.7.0 :523 &gt; end</text:p>
      <text:p text:style-name="P44"/>
      <text:p text:style-name="P44">2.7.0 :525 &gt; ob2.getvals</text:p>
      <text:p text:style-name="P44">12</text:p>
      <text:p text:style-name="P44">23</text:p>
      <text:p text:style-name="P44"><text:s/>=&gt; 23 </text:p>
      <text:p text:style-name="P44">2.7.0 :526 &gt; ob2.sum</text:p>
      <text:p text:style-name="P44"><text:s/>=&gt; 35 </text:p>
      <text:p text:style-name="P44">2.7.0 :527 &gt; ob2.printvals</text:p>
      <text:p text:style-name="P44">answer is: 35</text:p>
      <text:p text:style-name="P44"/>
      <text:p text:style-name="P45">2.7.0 :528 &gt; ob2.mul</text:p>
      <text:p text:style-name="P45"><text:s/>=&gt; 276 </text:p>
      <text:p text:style-name="P45"/>
      <text:p text:style-name="P45">2.7.0 :530 &gt; ob2.printvals</text:p>
      <text:p text:style-name="P45">answer is: 276</text:p>
      <text:p text:style-name="P45"><text:s/>=&gt; nil </text:p>
      <text:p text:style-name="P45"/>
      <text:p text:style-name="P22">Getters and setters</text:p>
      <text:p text:style-name="P46">2.7.0 :537 &gt; class Box</text:p>
      <text:p text:style-name="P46">2.7.0 :538 &gt; <text:s text:c="2"/>def seth=(h)</text:p>
      <text:p text:style-name="P46">2.7.0 :539 &gt; <text:s text:c="4"/>@height = h</text:p>
      <text:p text:style-name="P46">2.7.0 :540 &gt; <text:s text:c="2"/>end</text:p>
      <text:p text:style-name="P46">2.7.0 :541 &gt; <text:s text:c="2"/>def setw=(w)</text:p>
      <text:p text:style-name="P46">2.7.0 :542 &gt; <text:s text:c="4"/>@width = w</text:p>
      <text:p text:style-name="P46">2.7.0 :543 &gt; <text:s text:c="2"/>end</text:p>
      <text:p text:style-name="P46">2.7.0 :544 &gt; <text:s text:c="2"/>def dh</text:p>
      <text:p text:style-name="P46">2.7.0 :545 &gt; <text:s text:c="4"/>return @height</text:p>
      <text:p text:style-name="P46">2.7.0 :546 &gt; <text:s text:c="2"/>end</text:p>
      <text:p text:style-name="P46">2.7.0 :547 &gt; <text:s text:c="2"/>def dw</text:p>
      <text:p text:style-name="P46">2.7.0 :548 &gt; <text:s text:c="4"/>return @width</text:p>
      <text:p text:style-name="P46"><text:soft-page-break/>2.7.0 :549 &gt; <text:s text:c="2"/>end</text:p>
      <text:p text:style-name="P46">2.7.0 :550 &gt; end</text:p>
      <text:p text:style-name="P46"/>
      <text:p text:style-name="P46">2.7.0 :553 &gt; box1.setw = 12</text:p>
      <text:p text:style-name="P46">2.7.0 :554 &gt; box1.seth = 23</text:p>
      <text:p text:style-name="P46">2.7.0 :555 &gt; box1.dh</text:p>
      <text:p text:style-name="P46"><text:s/>=&gt; 23 </text:p>
      <text:p text:style-name="P46">2.7.0 :556 &gt; box1.dw</text:p>
      <text:p text:style-name="P46"><text:s/>=&gt; 12 </text:p>
      <text:p text:style-name="P46"/>
      <text:p text:style-name="P23">Shortcut to Getters and Setters:</text:p>
      <text:p text:style-name="P47">2.7.0 :581 &gt; class Box</text:p>
      <text:p text:style-name="P47">2.7.0 :582 &gt; <text:s text:c="2"/>def initialize(w,h)</text:p>
      <text:p text:style-name="P47">2.7.0 :583 &gt; <text:s text:c="4"/>@height = h</text:p>
      <text:p text:style-name="P47">2.7.0 :584 &gt; <text:s text:c="4"/>@width = w</text:p>
      <text:p text:style-name="P47">2.7.0 :585 &gt; <text:s text:c="2"/>end</text:p>
      <text:p text:style-name="P47">2.7.0 :586 &gt; <text:s text:c="2"/>attr_accessor:width,:height</text:p>
      <text:p text:style-name="P47">2.7.0 :587 &gt; end</text:p>
      <text:p text:style-name="P47"><text:s/>=&gt; nil </text:p>
      <text:p text:style-name="P47">2.7.0 :588 &gt; box1 = Box.new(10,20)</text:p>
      <text:p text:style-name="P47">2.7.0 :589 &gt; puts box1.height</text:p>
      <text:p text:style-name="P47">20</text:p>
      <text:p text:style-name="P47"><text:s/>=&gt; nil </text:p>
      <text:p text:style-name="P47">2.7.0 :590 &gt; puts box1.width</text:p>
      <text:p text:style-name="P47">10</text:p>
      <text:p text:style-name="P47"><text:s/>=&gt; nil </text:p>
      <text:p text:style-name="P47">2.7.0 :591 &gt; box1.height+=15</text:p>
      <text:p text:style-name="P47">2.7.0 :592 &gt; box1.width+=10</text:p>
      <text:p text:style-name="P47">2.7.0 :593 &gt; box1.height</text:p>
      <text:p text:style-name="P47"><text:s/>=&gt; 35 </text:p>
      <text:p text:style-name="P47">2.7.0 :594 &gt; box1.width</text:p>
      <text:p text:style-name="P47"><text:s/>=&gt; 20 </text:p>
      <text:p text:style-name="P47"/>
      <text:p text:style-name="P24">Until loop and until modifier</text:p>
      <text:p text:style-name="P48">2.7.0 :609 &gt; i=0</text:p>
      <text:p text:style-name="P48">2.7.0 :610 &gt; until i&gt;5 do</text:p>
      <text:p text:style-name="P48">2.7.0 :611 &gt; <text:s text:c="2"/>puts "#{i+1}"</text:p>
      <text:p text:style-name="P48">2.7.0 :612 &gt; <text:s text:c="2"/>i+=1</text:p>
      <text:p text:style-name="P48">2.7.0 :613 &gt; end</text:p>
      <text:p text:style-name="P48">1</text:p>
      <text:p text:style-name="P48">2</text:p>
      <text:p text:style-name="P48">3</text:p>
      <text:p text:style-name="P48">4</text:p>
      <text:p text:style-name="P48">5</text:p>
      <text:p text:style-name="P48">6</text:p>
      <text:p text:style-name="P48"/>
      <text:p text:style-name="P49">2.7.0 :618 &gt; i=0</text:p>
      <text:p text:style-name="P49">2.7.0 :619 &gt; begin</text:p>
      <text:p text:style-name="P49">2.7.0 :620 &gt; <text:s text:c="2"/>puts "#{i}"</text:p>
      <text:p text:style-name="P49">2.7.0 :621 &gt; <text:s text:c="2"/>i+=1</text:p>
      <text:p text:style-name="P49">2.7.0 :622 &gt; end until i&gt;5</text:p>
      <text:p text:style-name="P49">0</text:p>
      <text:p text:style-name="P49"><text:soft-page-break/>1</text:p>
      <text:p text:style-name="P49">2</text:p>
      <text:p text:style-name="P49">3</text:p>
      <text:p text:style-name="P49">4</text:p>
      <text:p text:style-name="P49">5</text:p>
      <text:p text:style-name="P49"/>
      <text:p text:style-name="P25">While loop and while modifier:</text:p>
      <text:p text:style-name="P50">2.7.0 :624 &gt; while i&lt;5 do</text:p>
      <text:p text:style-name="P50">2.7.0 :625 &gt; <text:s text:c="2"/>puts "value is #{i+1}"</text:p>
      <text:p text:style-name="P50">2.7.0 :626 &gt; <text:s text:c="2"/>i+=1</text:p>
      <text:p text:style-name="P50">2.7.0 :627 &gt; end</text:p>
      <text:p text:style-name="P50">value is 1</text:p>
      <text:p text:style-name="P50">value is 2</text:p>
      <text:p text:style-name="P50">value is 3</text:p>
      <text:p text:style-name="P50">value is 4</text:p>
      <text:p text:style-name="P50">value is 5</text:p>
      <text:p text:style-name="P50"/>
      <text:p text:style-name="P51">2.7.0 :628 &gt; i=0</text:p>
      <text:p text:style-name="P51">2.7.0 :629 &gt; begin</text:p>
      <text:p text:style-name="P51">2.7.0 :630 &gt; <text:s text:c="2"/>puts "#{(i+1)*2}"</text:p>
      <text:p text:style-name="P51">2.7.0 :631 &gt; <text:s text:c="2"/>i+=1</text:p>
      <text:p text:style-name="P51">2.7.0 :632 &gt; end while i&lt;5</text:p>
      <text:p text:style-name="P51">2</text:p>
      <text:p text:style-name="P51">4</text:p>
      <text:p text:style-name="P51">6</text:p>
      <text:p text:style-name="P51">8</text:p>
      <text:p text:style-name="P51">10</text:p>
      <text:p text:style-name="P51"/>
      <text:p text:style-name="P26">to_s Method</text:p>
      <text:p text:style-name="P52">2.7.0 :659 &gt; class Student</text:p>
      <text:p text:style-name="P52">2.7.0 :660 &gt; <text:s text:c="2"/>def initialize(n,id)</text:p>
      <text:p text:style-name="P52">2.7.0 :661 &gt; <text:s text:c="4"/>@name = n</text:p>
      <text:p text:style-name="P52">2.7.0 :662 &gt; <text:s text:c="4"/>@id = id</text:p>
      <text:p text:style-name="P52">2.7.0 :663 &gt; <text:s text:c="2"/>end <text:s/></text:p>
      <text:p text:style-name="P52">2.7.0 :664 &gt; <text:s text:c="2"/>def to_s </text:p>
      <text:p text:style-name="P52">2.7.0 :665 &gt; <text:s text:c="4"/>puts "student\'s name is #{@name} and id is #{@id}"</text:p>
      <text:p text:style-name="P52">2.7.0 :666 &gt; <text:s text:c="2"/>end</text:p>
      <text:p text:style-name="P52">2.7.0 :667 &gt; end</text:p>
      <text:p text:style-name="P52"><text:s/>=&gt; :to_s </text:p>
      <text:p text:style-name="P52">2.7.0 :668 &gt; s1 = Student.new('John',1)</text:p>
      <text:p text:style-name="P52">2.7.0 :669 &gt; puts s1</text:p>
      <text:p text:style-name="P52">student's name is John and id is 1</text:p>
      <text:p text:style-name="P52"/>
      <text:p text:style-name="P27">Alternative for FOR loop</text:p>
      <text:p text:style-name="P53">2.7.0 :671 &gt; (1..5).each do |i|</text:p>
      <text:p text:style-name="P53">2.7.0 :672 &gt; <text:s text:c="2"/>puts "#{i*5}"</text:p>
      <text:p text:style-name="P53">2.7.0 :673 &gt; end</text:p>
      <text:p text:style-name="P53">5</text:p>
      <text:p text:style-name="P53">10</text:p>
      <text:p text:style-name="P53">15</text:p>
      <text:p text:style-name="P53">20</text:p>
      <text:p text:style-name="P53">25</text:p>
      <text:p text:style-name="P28"><text:soft-page-break/>OTHER LOOPS</text:p>
      <text:p text:style-name="P28"/>
      <text:p text:style-name="P54">2.7.0 :676 &gt; 3.times {|i| puts"hello #{i}"}</text:p>
      <text:p text:style-name="P54">hello 0</text:p>
      <text:p text:style-name="P54">hello 1</text:p>
      <text:p text:style-name="P54">hello 2</text:p>
      <text:p text:style-name="P54"><text:s/>=&gt; 3 </text:p>
      <text:p text:style-name="P54"/>
      <text:p text:style-name="P54">2.7.0 :677 &gt; 2.upto(5) {|i| puts"hello #{i}"}</text:p>
      <text:p text:style-name="P54">hello 2</text:p>
      <text:p text:style-name="P54">hello 3</text:p>
      <text:p text:style-name="P54">hello 4</text:p>
      <text:p text:style-name="P54">hello 5</text:p>
      <text:p text:style-name="P54"><text:s/>=&gt; 2 </text:p>
      <text:p text:style-name="P54"/>
      <text:p text:style-name="P54">2.7.0 :678 &gt; 5.downto(2) {|i| puts"hello #{i}"}</text:p>
      <text:p text:style-name="P54">hello 5</text:p>
      <text:p text:style-name="P54">hello 4</text:p>
      <text:p text:style-name="P54">hello 3</text:p>
      <text:p text:style-name="P54">hello 2</text:p>
      <text:p text:style-name="P54"><text:s/>=&gt; 5 </text:p>
      <text:p text:style-name="P54"/>
      <text:p text:style-name="P54">2.7.0 :679 &gt; 5.step(20,5) {|i| puts"hello #{i}"}</text:p>
      <text:p text:style-name="P54">hello 5</text:p>
      <text:p text:style-name="P54">hello 10</text:p>
      <text:p text:style-name="P54">hello 15</text:p>
      <text:p text:style-name="P54">hello 20</text:p>
      <text:p text:style-name="P50"/>
      <text:p text:style-name="P29">ARRAY</text:p>
      <text:p text:style-name="P29"><text:s/><text:span text:style-name="T2">x = Array.new(5){|i| i = (i+1)*5}</text:span></text:p>
      <text:p text:style-name="P55"/>
      <text:p text:style-name="P55">2.7.0 :698 &gt; for i in 0...5</text:p>
      <text:p text:style-name="P55">2.7.0 :699 &gt; <text:s text:c="4"/>puts"#{x[i]}"</text:p>
      <text:p text:style-name="P55">2.7.0 :700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55"/>
      <text:p text:style-name="P56">2.7.0 :709 &gt; ar1 = Array.[](1,2,3,4,5)</text:p>
      <text:p text:style-name="P56">2.7.0 :713 &gt; for i in 0...5</text:p>
      <text:p text:style-name="P56">2.7.0 :714 &gt; <text:s text:c="4"/>puts"#{ar1[i]}"</text:p>
      <text:p text:style-name="P56">2.7.0 :715 &gt; end</text:p>
      <text:p text:style-name="P56">1</text:p>
      <text:p text:style-name="P56">2</text:p>
      <text:p text:style-name="P56">3</text:p>
      <text:p text:style-name="P56">4</text:p>
      <text:p text:style-name="P56">5</text:p>
      <text:p text:style-name="P56"/>
      <text:p text:style-name="P30">PATTERN PROGRAMS</text:p>
      <text:p text:style-name="P30"/>
      <text:p text:style-name="P57"><text:soft-page-break/>2.7.0 :008 &gt; for i in 1..5</text:p>
      <text:p text:style-name="P57">2.7.0 :009 &gt; <text:s text:c="4"/>j = 0</text:p>
      <text:p text:style-name="P57">2.7.0 :010 &gt; <text:s text:c="4"/>while j&lt;i do</text:p>
      <text:p text:style-name="P57">2.7.0 :011 &gt; <text:s text:c="6"/>print "*"</text:p>
      <text:p text:style-name="P57">2.7.0 :012 &gt; <text:s text:c="6"/>j+=1</text:p>
      <text:p text:style-name="P57">2.7.0 :013 &gt; <text:s text:c="4"/>end</text:p>
      <text:p text:style-name="P57">2.7.0 :014 &gt; <text:s text:c="4"/>print "\n"</text:p>
      <text:p text:style-name="P57">2.7.0 :015 &gt; <text:s text:c="4"/>end</text:p>
      <text:p text:style-name="P57">*</text:p>
      <text:p text:style-name="P57">**</text:p>
      <text:p text:style-name="P57">***</text:p>
      <text:p text:style-name="P57">****</text:p>
      <text:p text:style-name="P57">*****</text:p>
      <text:p text:style-name="P57"/>
      <text:p text:style-name="P58">2.7.0 :097 &gt; i=0</text:p>
      <text:p text:style-name="P58">2.7.0 :098 &gt; n=5</text:p>
      <text:p text:style-name="P58">2.7.0 :099 &gt; while i&lt;n do</text:p>
      <text:p text:style-name="P58">2.7.0 :100 &gt; <text:s text:c="4"/>j=0</text:p>
      <text:p text:style-name="P58">2.7.0 :101 &gt; <text:s text:c="4"/>while j&lt;(n-(i+1)) do</text:p>
      <text:p text:style-name="P58">2.7.0 :102 &gt; <text:s text:c="6"/>print " "</text:p>
      <text:p text:style-name="P58">2.7.0 :103 &gt; <text:s text:c="6"/>j+=1</text:p>
      <text:p text:style-name="P58">2.7.0 :104 &gt; <text:s text:c="4"/>end</text:p>
      <text:p text:style-name="P58">2.7.0 :105 &gt; <text:s text:c="4"/>k=0</text:p>
      <text:p text:style-name="P58">2.7.0 :106 &gt; <text:s text:c="4"/>while k&lt;((i*2)+1) do</text:p>
      <text:p text:style-name="P58">2.7.0 :107 &gt; <text:s text:c="6"/>print "*"</text:p>
      <text:p text:style-name="P58">2.7.0 :108 &gt; <text:s text:c="6"/>k+=1</text:p>
      <text:p text:style-name="P58">2.7.0 :109 &gt; <text:s text:c="4"/>end</text:p>
      <text:p text:style-name="P58">2.7.0 :110 &gt; <text:s text:c="4"/>print "\n"</text:p>
      <text:p text:style-name="P58">2.7.0 :111 &gt; <text:s text:c="4"/>i+=1</text:p>
      <text:p text:style-name="P58">2.7.0 :112?&gt; <text:s text:c="4"/>end</text:p>
      <text:p text:style-name="P58">2.7.0 :113 &gt; <text:s text:c="4"/></text:p>
      <text:p text:style-name="P58">2.7.0 :114 &gt; <text:s text:c="4"/></text:p>
      <text:p text:style-name="P58">2.7.0 :115 &gt; <text:s text:c="4"/></text:p>
      <text:p text:style-name="P58"><text:s text:c="5"/>*</text:p>
      <text:p text:style-name="P58"><text:s text:c="4"/>***</text:p>
      <text:p text:style-name="P58"><text:s text:c="2"/>*****</text:p>
      <text:p text:style-name="P58"><text:s/>*******</text:p>
      <text:p text:style-name="P57"/>
      <text:p text:style-name="P57"/>
      <text:p text:style-name="P59">2.7.0 :008 &gt; i=5</text:p>
      <text:p text:style-name="P59">2.7.0 :009 &gt; n=5</text:p>
      <text:p text:style-name="P59">2.7.0 :010 &gt; k=0</text:p>
      <text:p text:style-name="P59">2.7.0 :012 &gt; <text:s text:c="2"/>j=0</text:p>
      <text:p text:style-name="P59">2.7.0 :013 &gt; <text:s text:c="2"/>while j&lt;k do</text:p>
      <text:p text:style-name="P59">2.7.0 :014 &gt; <text:s text:c="6"/>print " "</text:p>
      <text:p text:style-name="P59">2.7.0 :015 &gt; <text:s text:c="6"/>j+=1</text:p>
      <text:p text:style-name="P59">2.7.0 :016 &gt; <text:s text:c="2"/>end</text:p>
      <text:p text:style-name="P59">2.7.0 :017 &gt; <text:s text:c="2"/>k+=1</text:p>
      <text:p text:style-name="P59">2.7.0 :018 &gt; <text:s text:c="2"/>j=0</text:p>
      <text:p text:style-name="P59">2.7.0 :019 &gt; <text:s text:c="2"/>n-=1</text:p>
      <text:p text:style-name="P59">2.7.0 :020 &gt; <text:s text:c="2"/>while j &lt; (i+(n)) do</text:p>
      <text:p text:style-name="P59">2.7.0 :021 &gt; <text:s text:c="6"/>print "*"</text:p>
      <text:p text:style-name="P59"><text:soft-page-break/>2.7.0 :022 &gt; <text:s text:c="6"/>j+=1</text:p>
      <text:p text:style-name="P59">2.7.0 :024 &gt; <text:s text:c="2"/>print"\n"</text:p>
      <text:p text:style-name="P59">2.7.0 :025 &gt; <text:s text:c="2"/>i-=1</text:p>
      <text:p text:style-name="P59">2.7.0 :026?&gt; <text:s text:c="2"/>end</text:p>
      <text:p text:style-name="P59">2.7.0 :027 &gt;</text:p>
      <text:p text:style-name="P59"/>
      <text:p text:style-name="P59">*********</text:p>
      <text:p text:style-name="P59"><text:s text:c="2"/>*******</text:p>
      <text:p text:style-name="P59"><text:s text:c="4"/>*****</text:p>
      <text:p text:style-name="P59"><text:s text:c="6"/>***</text:p>
      <text:p text:style-name="P59"><text:s text:c="7"/>*</text:p>
      <text:p text:style-name="P59"/>
      <text:p text:style-name="P59"/>
      <text:p text:style-name="P31">BLOCKS:</text:p>
      <text:p text:style-name="P31"/>
      <text:p text:style-name="P60">2.7.0 :049 &gt; def test </text:p>
      <text:p text:style-name="P60">2.7.0 :051 &gt; <text:s text:c="2"/>yield</text:p>
      <text:p text:style-name="P60">2.7.0 :052 &gt; <text:s text:c="2"/>puts "in the method again"</text:p>
      <text:p text:style-name="P60">2.7.0 :053 &gt; <text:s text:c="2"/>yield</text:p>
      <text:p text:style-name="P60">2.7.0 :054 &gt; end</text:p>
      <text:p text:style-name="P60"><text:s/>=&gt; :test </text:p>
      <text:p text:style-name="P60">2.7.0 :055 &gt; test {puts "in the block"}</text:p>
      <text:p text:style-name="P60">in the method</text:p>
      <text:p text:style-name="P60">in the block</text:p>
      <text:p text:style-name="P60">in the method again</text:p>
      <text:p text:style-name="P60">in the block</text:p>
      <text:p text:style-name="P60"/>
      <text:p text:style-name="P60">2.7.0 :057 &gt; def sum</text:p>
      <text:p text:style-name="P60">2.7.0 :058 &gt; <text:s text:c="2"/>x = gets.to_i</text:p>
      <text:p text:style-name="P60">2.7.0 :059 &gt; <text:s text:c="2"/>y = gets.to_i</text:p>
      <text:p text:style-name="P60">2.7.0 :060 &gt; <text:s text:c="2"/>yield x,y</text:p>
      <text:p text:style-name="P60">2.7.0 :061 &gt; end</text:p>
      <text:p text:style-name="P60"><text:s/>=&gt; :sum </text:p>
      <text:p text:style-name="P60">2.7.0 :062 &gt; sum {|x,y| puts "Sum is: #{x+y}"}</text:p>
      <text:p text:style-name="P60">12</text:p>
      <text:p text:style-name="P60">23</text:p>
      <text:p text:style-name="P60">Sum is: 35</text:p>
      <text:p text:style-name="P60"/>
      <text:p text:style-name="P61">2.7.0 :065 &gt; def diff(&amp;block)</text:p>
      <text:p text:style-name="P61">2.7.0 :066 &gt; <text:s text:c="2"/>print "Enter first no.:\t"</text:p>
      <text:p text:style-name="P61">2.7.0 :067 &gt; <text:s text:c="2"/>x = gets.to_i</text:p>
      <text:p text:style-name="P61">2.7.0 :068 &gt; <text:s text:c="2"/>print "\nEnter second no.:\t"</text:p>
      <text:p text:style-name="P61">2.7.0 :069 &gt; <text:s text:c="2"/>y = gets.to_i</text:p>
      <text:p text:style-name="P61">2.7.0 :070 &gt; <text:s text:c="2"/>block.call(x,y)</text:p>
      <text:p text:style-name="P61">2.7.0 :071 &gt; end</text:p>
      <text:p text:style-name="P61"><text:s/>=&gt; :diff </text:p>
      <text:p text:style-name="P61">2.7.0 :072 &gt; diff {|x,y| puts "The difference is:\t#{x-y}"}</text:p>
      <text:p text:style-name="P61">Enter first no.:<text:tab/><text:tab/>23</text:p>
      <text:p text:style-name="P61">Enter second no.:<text:tab/>10</text:p>
      <text:p text:style-name="P61">The difference is:<text:tab/>13</text:p>
      <text:p text:style-name="P61"/>
      <text:p text:style-name="P32"/>
      <text:p text:style-name="P32"><text:soft-page-break/>Hashes:</text:p>
      <text:p text:style-name="P32"/>
      <text:p text:style-name="P62">2.7.0 :073 &gt; fruits = {1=&gt;"Apple",2=&gt;"Orange",3=&gt;"Mango"}</text:p>
      <text:p text:style-name="P62">2.7.0 :074 &gt; fruits.store(4,"Banana")</text:p>
      <text:p text:style-name="P62"><text:s/>=&gt; "Banana" </text:p>
      <text:p text:style-name="P62">2.7.0 :075 &gt; puts fruits[4]</text:p>
      <text:p text:style-name="P62">Banana</text:p>
      <text:p text:style-name="P62"/>
      <text:p text:style-name="P62">2.7.0 :076 &gt; brands = Hash.new </text:p>
      <text:p text:style-name="P62">2.7.0 :077 &gt; brands[1.1] = "HP"</text:p>
      <text:p text:style-name="P62">2.7.0 :078 &gt; brands[2] = "dell"</text:p>
      <text:p text:style-name="P62">2.7.0 :079 &gt; brands[3] = "lenovo"</text:p>
      <text:p text:style-name="P62"/>
      <text:p text:style-name="P62">2.7.0 :081 &gt; puts brands[2],brands[3]</text:p>
      <text:p text:style-name="P62">dell</text:p>
      <text:p text:style-name="P62">lenovo</text:p>
      <text:p text:style-name="P62"/>
      <text:p text:style-name="P63">2.7.0 :094 &gt; print brands.values.inspect</text:p>
      <text:p text:style-name="P63">["HP", "dell", "lenovo"] =&gt; nil </text:p>
      <text:p text:style-name="P63"/>
      <text:p text:style-name="P63">2.7.0 :084 &gt; puts brands.keys.inspect</text:p>
      <text:p text:style-name="P63">[1.1, 2, 3]</text:p>
      <text:p text:style-name="P63"/>
      <text:p text:style-name="P63">2.7.0 :082 &gt; puts brands.length</text:p>
      <text:p text:style-name="P63">3</text:p>
      <text:p text:style-name="P63"/>
      <text:p text:style-name="P64">2.7.0 :096 &gt; newbrands = brands.invert</text:p>
      <text:p text:style-name="P64">2.7.0 :097 &gt; puts newbrands</text:p>
      <text:p text:style-name="P64">{"HP"=&gt;1.1, "dell"=&gt;2, "lenovo"=&gt;3}</text:p>
      <text:p text:style-name="P64"/>
      <text:p text:style-name="P64">2.7.0 :098 &gt; brands.each{|k,v| puts"#{k} : #{v}"}</text:p>
      <text:p text:style-name="P64">1.1 : HP</text:p>
      <text:p text:style-name="P64">2 : dell</text:p>
      <text:p text:style-name="P64">3 : lenovo</text:p>
      <text:p text:style-name="P64"><text:s/>=&gt; {1.1=&gt;"HP", 2=&gt;"dell", 3=&gt;"lenovo"} </text:p>
      <text:p text:style-name="P64"/>
      <text:p text:style-name="P64">2.7.0 :099 &gt; brands.each_key{|k| puts"key: #{k}"}</text:p>
      <text:p text:style-name="P64">key: 1.1</text:p>
      <text:p text:style-name="P64">key: 2</text:p>
      <text:p text:style-name="P64">key: 3</text:p>
      <text:p text:style-name="P64"><text:s/>=&gt; {1.1=&gt;"HP", 2=&gt;"dell", 3=&gt;"lenovo"} </text:p>
      <text:p text:style-name="P64"/>
      <text:p text:style-name="P64">2.7.0 :100 &gt; brands.each_value{|v| puts"value: #{v}"}</text:p>
      <text:p text:style-name="P64">value: HP</text:p>
      <text:p text:style-name="P64">value: dell</text:p>
      <text:p text:style-name="P64">value: lenovo</text:p>
      <text:p text:style-name="P64"><text:s/>=&gt; {1.1=&gt;"HP", 2=&gt;"dell", 3=&gt;"lenovo"} </text:p>
      <text:p text:style-name="P64"/>
      <text:p text:style-name="P65">2.7.0 :105 &gt; brands.fetch(2)</text:p>
      <text:p text:style-name="P65"><text:s/>=&gt; "dell" </text:p>
      <text:p text:style-name="P65"/>
      <text:p text:style-name="P65">2.7.0 :106 &gt; brands.values_at(1.1,2,3)</text:p>
      <text:p text:style-name="P65"><text:soft-page-break/><text:s/>=&gt; ["HP", "dell", "lenovo"] </text:p>
      <text:p text:style-name="P65"/>
      <text:p text:style-name="P65">2.7.0 :107 &gt; brands.has_key?(3)</text:p>
      <text:p text:style-name="P65"><text:s/>=&gt; true </text:p>
      <text:p text:style-name="P65"/>
      <text:p text:style-name="P65">2.7.0 :108 &gt; brands.has_key?(4)</text:p>
      <text:p text:style-name="P65"><text:s/>=&gt; false</text:p>
      <text:p text:style-name="P65"><text:s/></text:p>
      <text:p text:style-name="P65">2.7.0 :109 &gt; brands.key?(1.1)</text:p>
      <text:p text:style-name="P65"><text:s/>=&gt; true </text:p>
      <text:p text:style-name="P65"/>
      <text:p text:style-name="P65">2.7.0 :111 &gt; brands.has_value?("lenovo")</text:p>
      <text:p text:style-name="P65"><text:s/>=&gt; true </text:p>
      <text:p text:style-name="P65"/>
      <text:p text:style-name="P65">2.7.0 :112 &gt; brands.value?("lenovo")</text:p>
      <text:p text:style-name="P65"><text:s/>=&gt; true </text:p>
      <text:p text:style-name="P65"/>
      <text:p text:style-name="P65">2.7.0 :113 &gt; brandsdup = brands.dup</text:p>
      <text:p text:style-name="P65"/>
      <text:p text:style-name="P65">2.7.0 :114 &gt; puts brandsdup</text:p>
      <text:p text:style-name="P65">{1.1=&gt;"HP", 2=&gt;"dell", 3=&gt;"lenovo"}</text:p>
      <text:p text:style-name="P65"><text:s/>=&gt; nil </text:p>
      <text:p text:style-name="P65"/>
      <text:p text:style-name="P65">2.7.0 :115 &gt; brandsdup.eql?(brands)</text:p>
      <text:p text:style-name="P65"><text:s/>=&gt; true </text:p>
      <text:p text:style-name="P65"/>
      <text:p text:style-name="P65">2.7.0 :116 &gt; brandsdup.empty?</text:p>
      <text:p text:style-name="P65"><text:s/>=&gt; false </text:p>
      <text:p text:style-name="P65"/>
      <text:p text:style-name="P66">2.7.0 :126 &gt; allbrands = brands.merge(brands2)</text:p>
      <text:p text:style-name="P66"/>
      <text:p text:style-name="P66">2.7.0 :127 &gt; puts allbrands</text:p>
      <text:p text:style-name="P66">{1.1=&gt;"HP", 2=&gt;"dell", 3=&gt;"lenovo", 4=&gt;"Toshiba", 5=&gt;"Acer"}</text:p>
      <text:p text:style-name="P66"><text:s/>=&gt; nil </text:p>
      <text:p text:style-name="P66"/>
      <text:p text:style-name="P66">2.7.0 :128 &gt; allbrands.assoc(4)</text:p>
      <text:p text:style-name="P66"><text:s/>=&gt; [4, "Toshiba"] </text:p>
      <text:p text:style-name="P66"/>
      <text:p text:style-name="P66">2.7.0 :129 &gt; allbrands.assoc(6)</text:p>
      <text:p text:style-name="P66"><text:s/>=&gt; nil </text:p>
      <text:p text:style-name="P66"/>
      <text:p text:style-name="P66">2.7.0 :130 &gt; allbrands.rassoc("dell")</text:p>
      <text:p text:style-name="P66"><text:s/>=&gt; [2, "dell"] </text:p>
      <text:p text:style-name="P66"/>
      <text:p text:style-name="P66">2.7.0 :122 &gt; brandsdup.delete(1.1)</text:p>
      <text:p text:style-name="P66"><text:s/>=&gt; "HP" </text:p>
      <text:p text:style-name="P66"/>
      <text:p text:style-name="P66">2.7.0 :123 &gt; puts brandsdup</text:p>
      <text:p text:style-name="P66">{2=&gt;"dell", 3=&gt;"lenovo"}</text:p>
      <text:p text:style-name="P66"/>
      <text:p text:style-name="P66"/>
      <text:p text:style-name="P66"/>
      <text:p text:style-name="P33"><text:soft-page-break/>ARRAYS:</text:p>
      <text:p text:style-name="P66"/>
      <text:p text:style-name="P67">2.7.0 :133 &gt; ar.each{|a| puts a}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/>
      <text:p text:style-name="P67">2.7.0 :137 &gt; for i in 0...5</text:p>
      <text:p text:style-name="P67">2.7.0 :138 &gt; <text:s text:c="4"/>puts ar[i]</text:p>
      <text:p text:style-name="P67">2.7.0 :139 &gt; end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/>
      <text:p text:style-name="P68">2.7.0 :140 &gt; ar&lt;&lt;12</text:p>
      <text:p text:style-name="P68"><text:s/>=&gt; [2, 4, 6, 8, 10, 12] </text:p>
      <text:p text:style-name="P68"/>
      <text:p text:style-name="P68">2.7.0 :141 &gt; ar.pop</text:p>
      <text:p text:style-name="P68"><text:s/>=&gt; 12 </text:p>
      <text:p text:style-name="P68"/>
      <text:p text:style-name="P68">2.7.0 :142 &gt; puts ar</text:p>
      <text:p text:style-name="P68">2</text:p>
      <text:p text:style-name="P68">4</text:p>
      <text:p text:style-name="P68">6</text:p>
      <text:p text:style-name="P68">8</text:p>
      <text:p text:style-name="P68">10</text:p>
      <text:p text:style-name="P68"><text:s/>=&gt; nil </text:p>
      <text:p text:style-name="P68"/>
      <text:p text:style-name="P68">2.7.0 :143 &gt; ar[-1]</text:p>
      <text:p text:style-name="P68"><text:s/>=&gt; 10 </text:p>
      <text:p text:style-name="P68"/>
      <text:p text:style-name="P69">2.7.0 :144 &gt; a = [2,4,6,8]</text:p>
      <text:p text:style-name="P69"/>
      <text:p text:style-name="P69">2.7.0 :145 &gt; b = [3,6,9,12]</text:p>
      <text:p text:style-name="P69"/>
      <text:p text:style-name="P69">2.7.0 :146 &gt; a.equal?(b)</text:p>
      <text:p text:style-name="P69"><text:s/>=&gt; false </text:p>
      <text:p text:style-name="P69"/>
      <text:p text:style-name="P69">2.7.0 :147 &gt; a.empty?</text:p>
      <text:p text:style-name="P69"><text:s/>=&gt; false </text:p>
      <text:p text:style-name="P69"/>
      <text:p text:style-name="P69">2.7.0 :148 &gt; a.shift</text:p>
      <text:p text:style-name="P69"><text:s/>=&gt; 2 </text:p>
      <text:p text:style-name="P69"/>
      <text:p text:style-name="P69">2.7.0 :149 &gt; a.unshift(2)</text:p>
      <text:p text:style-name="P69"><text:s/>=&gt; [2, 4, 6, 8] </text:p>
      <text:p text:style-name="P69"/>
      <text:p text:style-name="P69">2.7.0 :150 &gt; a&lt;&lt;10</text:p>
      <text:p text:style-name="P69"><text:soft-page-break/><text:s/>=&gt; [2, 4, 6, 8, 10] </text:p>
      <text:p text:style-name="P69"/>
      <text:p text:style-name="P69">2.7.0 :151 &gt; a.delete_at(-1)</text:p>
      <text:p text:style-name="P69"><text:s/>=&gt; 10 </text:p>
      <text:p text:style-name="P69"/>
      <text:p text:style-name="P69">2.7.0 :152 &gt; c = a|b</text:p>
      <text:p text:style-name="P69"/>
      <text:p text:style-name="P69">2.7.0 :153 &gt; puts c</text:p>
      <text:p text:style-name="P69">2</text:p>
      <text:p text:style-name="P69">4</text:p>
      <text:p text:style-name="P69">6</text:p>
      <text:p text:style-name="P69">8</text:p>
      <text:p text:style-name="P69">3</text:p>
      <text:p text:style-name="P69">9</text:p>
      <text:p text:style-name="P69">12</text:p>
      <text:p text:style-name="P69"><text:s/>=&gt; nil </text:p>
      <text:p text:style-name="P69"/>
      <text:p text:style-name="P69">2.7.0 :154 &gt; d = a&amp;b</text:p>
      <text:p text:style-name="P69"/>
      <text:p text:style-name="P69">2.7.0 :155 &gt; print d</text:p>
      <text:p text:style-name="P69">[6] =&gt; nil </text:p>
      <text:p text:style-name="P69"/>
      <text:p text:style-name="P69">2.7.0 :156 &gt; q = Array.new(b)</text:p>
      <text:p text:style-name="P69"/>
      <text:p text:style-name="P69">2.7.0 :157 &gt; print q</text:p>
      <text:p text:style-name="P69">[3, 6, 9, 12] =&gt; nil </text:p>
      <text:p text:style-name="P69"/>
      <text:p text:style-name="P71">2.7.0 :156 &gt; ar.empty?</text:p>
      <text:p text:style-name="P71"><text:s/>=&gt; false </text:p>
      <text:p text:style-name="P71"/>
      <text:p text:style-name="P71">2.7.0 :157 &gt; ar.clear</text:p>
      <text:p text:style-name="P71"><text:s/>=&gt; [] </text:p>
      <text:p text:style-name="P71"/>
      <text:p text:style-name="P71">2.7.0 :158 &gt; ar.empty?</text:p>
      <text:p text:style-name="P71"><text:s/>=&gt; true </text:p>
      <text:p text:style-name="P71"/>
      <text:p text:style-name="P71">2.7.0 :159 &gt; ar2.eql?(ar)</text:p>
      <text:p text:style-name="P71"><text:s/>=&gt; true</text:p>
      <text:p text:style-name="P71"/>
      <text:p text:style-name="P72">2.7.0 :163 &gt; result.delete_at(2)</text:p>
      <text:p text:style-name="P72"><text:s/>=&gt; 96 </text:p>
      <text:p text:style-name="P72"/>
      <text:p text:style-name="P72">2.7.0 :164 &gt; print result</text:p>
      <text:p text:style-name="P72">[72, 84, 108, 120] =&gt; nil</text:p>
      <text:p text:style-name="P72"><text:s/></text:p>
      <text:p text:style-name="P34">Function for generating multiples:</text:p>
      <text:p text:style-name="P70">2.7.0 :137 &gt; def func(*arg)</text:p>
      <text:p text:style-name="P70">2.7.0 :138 &gt; <text:s text:c="2"/>x = (arg.length)</text:p>
      <text:p text:style-name="P70">2.7.0 :139 &gt; <text:s text:c="2"/>res = Array.new(x)</text:p>
      <text:p text:style-name="P70">2.7.0 :140 &gt; <text:s text:c="2"/>print "Enter no. for multiplication:\t"</text:p>
      <text:p text:style-name="P70">2.7.0 :141 &gt; <text:s text:c="2"/>no = gets.to_i <text:s text:c="2"/></text:p>
      <text:p text:style-name="P70">2.7.0 :142 &gt; <text:s text:c="2"/>for i in 0...x</text:p>
      <text:p text:style-name="P70"><text:soft-page-break/>2.7.0 :143 &gt; <text:s text:c="4"/>res[i] = arg[i] * no</text:p>
      <text:p text:style-name="P70">2.7.0 :144 &gt; <text:s text:c="2"/>end</text:p>
      <text:p text:style-name="P70">2.7.0 :145 &gt; <text:s text:c="2"/>return res</text:p>
      <text:p text:style-name="P70">2.7.0 :146 &gt; end</text:p>
      <text:p text:style-name="P70"/>
      <text:p text:style-name="P70">2.7.0 :148 &gt; result = func(6,7,8,9,10)</text:p>
      <text:p text:style-name="P70">Enter no. for multiplication:<text:tab/>12</text:p>
      <text:p text:style-name="P70">2.7.0 :149 &gt; puts result</text:p>
      <text:p text:style-name="P70">72</text:p>
      <text:p text:style-name="P70">84</text:p>
      <text:p text:style-name="P70">96</text:p>
      <text:p text:style-name="P70">108</text:p>
      <text:p text:style-name="P70">120</text:p>
      <text:p text:style-name="P70"><text:s/>=&gt; nil </text:p>
      <text:p text:style-name="P70"/>
      <text:p text:style-name="P70"/>
      <text:p text:style-name="P35"><text:span text:style-name="T5">b</text:span>reak statement</text:p>
      <text:p text:style-name="P73">2.7.0 :219 &gt; for i in 0...5</text:p>
      <text:p text:style-name="P73">2.7.0 :220 &gt; <text:s text:c="4"/>for j in 1..5</text:p>
      <text:p text:style-name="P73">2.7.0 :221 &gt; <text:s text:c="6"/>print "#{j} "</text:p>
      <text:p text:style-name="P73">2.7.0 :222 &gt; <text:s text:c="6"/>break if j==2</text:p>
      <text:p text:style-name="P73">2.7.0 :223 &gt; <text:s text:c="4"/>end</text:p>
      <text:p text:style-name="P73">2.7.0 :224 &gt; <text:s text:c="4"/>print "\n"</text:p>
      <text:p text:style-name="P73">2.7.0 :225 &gt; end <text:s text:c="3"/></text:p>
      <text:p text:style-name="P73">1 2 </text:p>
      <text:p text:style-name="P73">1 2 </text:p>
      <text:p text:style-name="P73">1 2 </text:p>
      <text:p text:style-name="P73">1 2 </text:p>
      <text:p text:style-name="P73">1 2 </text:p>
      <text:p text:style-name="P70"/>
      <text:p text:style-name="P74"><text:span text:style-name="T4">n</text:span><text:span text:style-name="T3">ext statement</text:span> </text:p>
      <text:p text:style-name="P75">2.7.0 :001 &gt; for i in 0..5</text:p>
      <text:p text:style-name="P75">2.7.0 :002 &gt; <text:s text:c="4"/>next if i&lt;2</text:p>
      <text:p text:style-name="P75">2.7.0 :003 &gt; <text:s text:c="4"/>puts "value is: #{i}"</text:p>
      <text:p text:style-name="P75">2.7.0 :004 &gt; end <text:s text:c="3"/></text:p>
      <text:p text:style-name="P75">value is: 2</text:p>
      <text:p text:style-name="P75">value is: 3</text:p>
      <text:p text:style-name="P75">value is: 4</text:p>
      <text:p text:style-name="P75">value is: 5</text:p>
      <text:p text:style-name="P75"><text:s/>=&gt; 0..5 </text:p>
      <text:p text:style-name="P75"/>
      <text:p text:style-name="P75">2.7.0 :005 &gt; for i in 0..5</text:p>
      <text:p text:style-name="P75">2.7.0 :006 &gt; <text:s text:c="4"/>next unless i&gt;=2</text:p>
      <text:p text:style-name="P75">2.7.0 :007 &gt; <text:s text:c="4"/>puts "value is: #{i}"</text:p>
      <text:p text:style-name="P75">2.7.0 :008 &gt; end <text:s text:c="3"/></text:p>
      <text:p text:style-name="P75">value is: 2</text:p>
      <text:p text:style-name="P75">value is: 3</text:p>
      <text:p text:style-name="P75">value is: 4</text:p>
      <text:p text:style-name="P75">value is: 5</text:p>
      <text:p text:style-name="P75"><text:s/>=&gt; 0..5 </text:p>
      <text:p text:style-name="P75"/>
      <text:p text:style-name="P75"/>
      <text:p text:style-name="P36"><text:soft-page-break/>redo statement</text:p>
      <text:p text:style-name="P75">2.7.0 :001 &gt; for i in 0...5</text:p>
      <text:p text:style-name="P75">2.7.0 :002 &gt; <text:s text:c="2"/>puts "value is: #{i}"</text:p>
      <text:p text:style-name="P75">2.7.0 :003 &gt; <text:s text:c="2"/>redo</text:p>
      <text:p text:style-name="P75">2.7.0 :004 &gt; end</text:p>
      <text:p text:style-name="P75"/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^Z</text:p>
      <text:p text:style-name="P75">[3]+ <text:s/>Stopped </text:p>
      <text:p text:style-name="P75"/>
      <text:p text:style-name="P75"/>
      <text:p text:style-name="P37">Array Methods:</text:p>
      <text:p text:style-name="P76">2.7.0 :001 &gt; arr = Array.new(5){|i| i += 1} <text:s text:c="3"/></text:p>
      <text:p text:style-name="P76"><text:s/>=&gt; [1, 2, 3, 4, 5] </text:p>
      <text:p text:style-name="P76"/>
      <text:p text:style-name="P76">2.7.0 :006 &gt; arr.fetch(2,'out of bounds')</text:p>
      <text:p text:style-name="P76"><text:s/>=&gt; 3 </text:p>
      <text:p text:style-name="P76">2.7.0 :007 &gt; arr.first</text:p>
      <text:p text:style-name="P76"><text:s/>=&gt; 1 </text:p>
      <text:p text:style-name="P76">2.7.0 :008 &gt; arr.last</text:p>
      <text:p text:style-name="P76"><text:s/>=&gt; 5 </text:p>
      <text:p text:style-name="P76">2.7.0 :009 &gt; arr.take(3)</text:p>
      <text:p text:style-name="P76"><text:s/>=&gt; [1, 2, 3] </text:p>
      <text:p text:style-name="P76">2.7.0 :010 &gt; arr.drop(3)</text:p>
      <text:p text:style-name="P76"><text:s/>=&gt; [4, 5] </text:p>
      <text:p text:style-name="P76"/>
      <text:p text:style-name="P76"/>
      <text:p text:style-name="P77">2.7.0 :012 &gt; ar2 = [1,nil,2,nil,3,nil]</text:p>
      <text:p text:style-name="P77"/>
      <text:p text:style-name="P77">2.7.0 :013 &gt; ar2.compact</text:p>
      <text:p text:style-name="P77"><text:s/>=&gt; [1, 2, 3] </text:p>
      <text:p text:style-name="P77"/>
      <text:p text:style-name="P77">2.7.0 :014 &gt; ar2</text:p>
      <text:p text:style-name="P77"><text:s/>=&gt; [1, nil, 2, nil, 3, nil] </text:p>
      <text:p text:style-name="P77"/>
      <text:p text:style-name="P77">2.7.0 :015 &gt; ar2.compact!</text:p>
      <text:p text:style-name="P77"><text:s/>=&gt; [1, 2, 3] </text:p>
      <text:p text:style-name="P77"/>
      <text:p text:style-name="P77">2.7.0 :016 &gt; ar2</text:p>
      <text:p text:style-name="P77"><text:s/>=&gt; [1, 2, 3] </text:p>
      <text:p text:style-name="P77"/>
      <text:p text:style-name="P78">2.7.0 :019 &gt; arr.reverse_each{|a| print "#{a} "}</text:p>
      <text:p text:style-name="P78">5 4 3 2 1 </text:p>
      <text:p text:style-name="P78"/>
      <text:p text:style-name="P79">2.7.0 :020 &gt; arr.select{|a| a&gt;3}</text:p>
      <text:p text:style-name="P79"><text:s/>=&gt; [4, 5] </text:p>
      <text:p text:style-name="P79"><text:soft-page-break/>2.7.0 :021 &gt; arr.reject{|a| a&gt;3}</text:p>
      <text:p text:style-name="P79"><text:s/>=&gt; [1, 2, 3] </text:p>
      <text:p text:style-name="P79"/>
      <text:p text:style-name="P79">2.7.0 :022 &gt; arr.drop_while{|a| a&lt;2}</text:p>
      <text:p text:style-name="P79"><text:s/>=&gt; [2, 3, 4, 5] </text:p>
      <text:p text:style-name="P77"/>
      <text:p text:style-name="P80">2.7.0 :023 &gt; arr.keep_if{|a| a&lt;5}</text:p>
      <text:p text:style-name="P80"><text:s/>=&gt; [1, 2, 3, 4] </text:p>
      <text:p text:style-name="P80"/>
      <text:p text:style-name="P80">2.7.0 :024 &gt; arr</text:p>
      <text:p text:style-name="P80"><text:s/>=&gt; [1, 2, 3, 4] </text:p>
      <text:p text:style-name="P80"/>
      <text:p text:style-name="P80">2.7.0 :025 &gt; arr.delete_if{|a| a&gt;3}</text:p>
      <text:p text:style-name="P80"><text:s/>=&gt; [1, 2, 3] </text:p>
      <text:p text:style-name="P80"/>
      <text:p text:style-name="P80">2.7.0 :026 &gt; arr</text:p>
      <text:p text:style-name="P80"><text:s/>=&gt; [1, 2, 3] </text:p>
      <text:p text:style-name="P77"/>
      <text:p text:style-name="P81">2.7.0 :029 &gt; arr.map!{|a| a*=2}</text:p>
      <text:p text:style-name="P81"><text:s/>=&gt; [2, 4, 6] </text:p>
      <text:p text:style-name="P81"/>
      <text:p text:style-name="P81">2.7.0 :030 &gt; arr</text:p>
      <text:p text:style-name="P81"><text:s/>=&gt; [2, 4, 6] </text:p>
      <text:p text:style-name="P81"/>
      <text:p text:style-name="P81">2.7.0 :031 &gt; arr.map{|a| a*=3}</text:p>
      <text:p text:style-name="P81"><text:s/>=&gt; [6, 12, 18] </text:p>
      <text:p text:style-name="P81"/>
      <text:p text:style-name="P81">2.7.0 :032 &gt; arr</text:p>
      <text:p text:style-name="P81"><text:s/>=&gt; [2, 4, 6] </text:p>
      <text:p text:style-name="P81"/>
      <text:p text:style-name="P82">2.7.0 :033 &gt; x = 1</text:p>
      <text:p text:style-name="P82">2.7.0 :034 &gt; y = Array.try_convert(x)</text:p>
      <text:p text:style-name="P82">2.7.0 :035 &gt; puts y</text:p>
      <text:p text:style-name="P82"/>
      <text:p text:style-name="P82"><text:s/>=&gt; nil </text:p>
      <text:p text:style-name="P82"/>
      <text:p text:style-name="P82">2.7.0 :036 &gt; y = Array.try_convert([1,2,3])</text:p>
      <text:p text:style-name="P82">2.7.0 :037 &gt; puts y</text:p>
      <text:p text:style-name="P82">1</text:p>
      <text:p text:style-name="P82">2</text:p>
      <text:p text:style-name="P82">3</text:p>
      <text:p text:style-name="P82"><text:s/>=&gt; nil </text:p>
      <text:p text:style-name="P82"/>
      <text:p text:style-name="P83">2.7.0 :040 &gt; [1,2,3] * ','</text:p>
      <text:p text:style-name="P83"><text:s/>=&gt; "1,2,3" </text:p>
      <text:p text:style-name="P83"/>
      <text:p text:style-name="P83">2.7.0 :041 &gt; [1,2,3] * 'w'</text:p>
      <text:p text:style-name="P83"><text:s/>=&gt; "1w2w3" </text:p>
      <text:p text:style-name="P83"/>
      <text:p text:style-name="P83">2.7.0 :042 &gt; x * 3</text:p>
      <text:p text:style-name="P83"><text:s/>=&gt; 3 </text:p>
      <text:p text:style-name="P83"/>
      <text:p text:style-name="P83"><text:soft-page-break/>2.7.0 :043 &gt; [1,2,3] * 3</text:p>
      <text:p text:style-name="P83"><text:s/>=&gt; [1, 2, 3, 1, 2, 3, 1, 2, 3] </text:p>
      <text:p text:style-name="P83"/>
      <text:p text:style-name="P84">2.7.0 :046 &gt; a = [1,2,3]</text:p>
      <text:p text:style-name="P84">2.7.0 :047 &gt; b = [4,5,6]</text:p>
      <text:p text:style-name="P84"/>
      <text:p text:style-name="P84">2.7.0 :048 &gt; c = a+b</text:p>
      <text:p text:style-name="P84">2.7.0 :049 &gt; print c</text:p>
      <text:p text:style-name="P84">[1, 2, 3, 4, 5, 6] =&gt; nil </text:p>
      <text:p text:style-name="P84"/>
      <text:p text:style-name="P85">2.7.0 :057 &gt; a</text:p>
      <text:p text:style-name="P85"><text:s/>=&gt; [1, 2, 3, 7, 8, 9, 10] </text:p>
      <text:p text:style-name="P85"/>
      <text:p text:style-name="P85">2.7.0 :058 &gt; a.bsearch{|x| x&gt;=9}</text:p>
      <text:p text:style-name="P85"><text:s/>=&gt; 9 </text:p>
      <text:p text:style-name="P85"/>
      <text:p text:style-name="P85">2.7.0 :059 &gt; a.bsearch{|x| x&gt;9}</text:p>
      <text:p text:style-name="P86"><text:s/>=&gt; 10</text:p>
      <text:p text:style-name="P86"><text:s/></text:p>
      <text:p text:style-name="P87">2.7.0 :060 &gt; a.bsearch_index{|x| x&gt;9}</text:p>
      <text:p text:style-name="P87"><text:s/>=&gt; 6 </text:p>
      <text:p text:style-name="P87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9">2.7.0 :067 &gt; a.cycle(1) {|x| print "#{x*2} "}</text:p>
      <text:p text:style-name="P89">2 4 6 14 16 18 20 <text:s/>=&gt; nil </text:p>
      <text:p text:style-name="P89"/>
      <text:p text:style-name="P89">2.7.0 :069 &gt; a.cycle(2) {|x| print "#{x} "}</text:p>
      <text:p text:style-name="P89">1 2 3 7 8 9 10 1 2 3 7 8 9 10 <text:s/>=&gt; nil </text:p>
      <text:p text:style-name="P89"/>
      <text:p text:style-name="P90">2.7.0 :070 &gt; a.fetch(2)</text:p>
      <text:p text:style-name="P90"><text:s/>=&gt; 3 </text:p>
      <text:p text:style-name="P90"/>
      <text:p text:style-name="P90">2.7.0 :071 &gt; a.fetch(19){puts"out of bounds"}</text:p>
      <text:p text:style-name="P90">out of bounds</text:p>
      <text:p text:style-name="P90"><text:s/>=&gt; nil </text:p>
      <text:p text:style-name="P90"/>
      <text:p text:style-name="P91">2.7.0 :074 &gt; b.fill('x')</text:p>
      <text:p text:style-name="P91"><text:s/>=&gt; ["x", "x", "x", "x"] </text:p>
      <text:p text:style-name="P91"/>
      <text:p text:style-name="P91">2.7.0 :075 &gt; b.fill("y",2,2)</text:p>
      <text:p text:style-name="P91"><text:s/>=&gt; ["x", "x", "y", "y"] </text:p>
      <text:p text:style-name="P91"/>
      <text:p text:style-name="P91">2.7.0 :080 &gt; b.fill{|x| x*x }</text:p>
      <text:p text:style-name="P91"><text:s/>=&gt; [0, 1, 4, 9] </text:p>
      <text:p text:style-name="P91"/>
      <text:p text:style-name="P38">2.7.0 :082 &gt; a.index(9)</text:p>
      <text:p text:style-name="P92"><text:s/>=&gt; 5 </text:p>
      <text:p text:style-name="P92"/>
      <text:p text:style-name="P93">2.7.0 :086 &gt; a.to_s</text:p>
      <text:p text:style-name="P93"><text:soft-page-break/><text:s/>=&gt; "[1, 2, 3, 7, 8, 9, 10]" </text:p>
      <text:p text:style-name="P93"/>
      <text:p text:style-name="P94">2.7.0 :093 &gt; b.to_s</text:p>
      <text:p text:style-name="P94"><text:s/>=&gt; "[0, 1, 4, 9]" </text:p>
      <text:p text:style-name="P94"/>
      <text:p text:style-name="P95">2.7.0 :094 &gt; a.join("-")</text:p>
      <text:p text:style-name="P95"><text:s/>=&gt; "1-2-3-7-8-9-10" </text:p>
      <text:p text:style-name="P95"/>
      <text:p text:style-name="P95">2.7.0 :095 &gt; b.join("*")</text:p>
      <text:p text:style-name="P95"><text:s/>=&gt; "0*1*4*9" </text:p>
      <text:p text:style-name="P95"/>
      <text:p text:style-name="P96">2.7.0 :096 &gt; words = %w(this is it)</text:p>
      <text:p text:style-name="P96"/>
      <text:p text:style-name="P96">2.7.0 :097 &gt; words</text:p>
      <text:p text:style-name="P96"><text:s/>=&gt; ["this", "is", "it"] </text:p>
      <text:p text:style-name="P96"/>
      <text:p text:style-name="P96">2.7.0 :098 &gt; words[0]</text:p>
      <text:p text:style-name="P96"><text:s/>=&gt; "this" </text:p>
      <text:p text:style-name="P96"/>
      <text:p text:style-name="P96">2.7.0 :099 &gt; words[-1]</text:p>
      <text:p text:style-name="P96"><text:s/>=&gt; "it" </text:p>
      <text:p text:style-name="P96"/>
      <text:p text:style-name="P97">2.7.0 :110 &gt; words.min()</text:p>
      <text:p text:style-name="P97"><text:s/>=&gt; "is" </text:p>
      <text:p text:style-name="P97"/>
      <text:p text:style-name="P97">2.7.0 :111 &gt; words.min(2)</text:p>
      <text:p text:style-name="P97"><text:s/>=&gt; ["is", "it"] </text:p>
      <text:p text:style-name="P97"/>
      <text:p text:style-name="P97">2.7.0 :112 &gt; words.minmax()</text:p>
      <text:p text:style-name="P97"><text:s/>=&gt; ["is", "this"] </text:p>
      <text:p text:style-name="P97"/>
      <text:p text:style-name="P97">2.7.0 :104 &gt; words.max</text:p>
      <text:p text:style-name="P97"><text:s/>=&gt; "this" </text:p>
      <text:p text:style-name="P97"/>
      <text:p text:style-name="P97">2.7.0 :105 &gt; words.max(2)</text:p>
      <text:p text:style-name="P97"><text:s/>=&gt; ["this", "it"] </text:p>
      <text:p text:style-name="P97"/>
      <text:p text:style-name="P98">2.7.0 :115 &gt; c=[3,5]</text:p>
      <text:p text:style-name="P98"/>
      <text:p text:style-name="P98">2.7.0 :116 &gt; b.product(c)</text:p>
      <text:p text:style-name="P98"><text:s/>=&gt; [[0, 3], [0, 5], [1, 3], [1, 5], [4, 3], [4, 5], [9, 3], [9, 5]] </text:p>
      <text:p text:style-name="P98"/>
      <text:p text:style-name="P98">2.7.0 :117 &gt; c.permutation.to_a</text:p>
      <text:p text:style-name="P98"><text:s/>=&gt; [[3, 5], [5, 3]] </text:p>
      <text:p text:style-name="P98">2.7.0 :118 &gt;</text:p>
      <text:p text:style-name="P98"/>
      <text:p text:style-name="P99">2.7.0 :118 &gt; b.reverse</text:p>
      <text:p text:style-name="P99"><text:s/>=&gt; [9, 4, 1, 0] </text:p>
      <text:p text:style-name="P99"/>
      <text:p text:style-name="P99">2.7.0 :119 &gt; b.reverse!</text:p>
      <text:p text:style-name="P99"><text:s/>=&gt; [9, 4, 1, 0] </text:p>
      <text:p text:style-name="P99"/>
      <text:p text:style-name="P99"><text:soft-page-break/>2.7.0 :120 &gt; print b</text:p>
      <text:p text:style-name="P99">[9, 4, 1, 0] =&gt; nil </text:p>
      <text:p text:style-name="P98"/>
      <text:p text:style-name="P100">2.7.0 :121 &gt; ar = ['a','a','b','c','c','c','d','d']</text:p>
      <text:p text:style-name="P100">2.7.0 :122 &gt; ar.rindex(a)</text:p>
      <text:p text:style-name="P100"><text:s/>=&gt; nil </text:p>
      <text:p text:style-name="P100">2.7.0 :123 &gt; ar.rindex('a')</text:p>
      <text:p text:style-name="P100"><text:s/>=&gt; 1 </text:p>
      <text:p text:style-name="P100">2.7.0 :124 &gt; ar.rindex('b')</text:p>
      <text:p text:style-name="P100"><text:s/>=&gt; 2 </text:p>
      <text:p text:style-name="P100">2.7.0 :125 &gt; ar.rindex('c')</text:p>
      <text:p text:style-name="P100"><text:s/>=&gt; 5 </text:p>
      <text:p text:style-name="P100">2.7.0 :126 &gt; ar.rindex('d')</text:p>
      <text:p text:style-name="P100"><text:s/>=&gt; 7 </text:p>
      <text:p text:style-name="P100"/>
      <text:p text:style-name="P101">2.7.0 :127 &gt; ar2 = ['a','b','c','d']</text:p>
      <text:p text:style-name="P101"/>
      <text:p text:style-name="P101">2.7.0 :128 &gt; ar2.rotate</text:p>
      <text:p text:style-name="P101"><text:s/>=&gt; ["b", "c", "d", "a"] </text:p>
      <text:p text:style-name="P101"/>
      <text:p text:style-name="P101">2.7.0 :129 &gt; ar2.rotate(2)</text:p>
      <text:p text:style-name="P101"><text:s/>=&gt; ["c", "d", "a", "b"] </text:p>
      <text:p text:style-name="P101"/>
      <text:p text:style-name="P101">2.7.0 :130 &gt; ar2.rotate(3)</text:p>
      <text:p text:style-name="P102"/>
      <text:p text:style-name="P101"><text:s/>=&gt; ["d", "a", "b", "c"] </text:p>
      <text:p text:style-name="P101"/>
      <text:p text:style-name="P103"><text:s/></text:p>
      <text:p text:style-name="P113">2.7.0 :135 &gt; a.sample</text:p>
      <text:p text:style-name="P113"><text:s/>=&gt; 1 </text:p>
      <text:p text:style-name="P103"/>
      <text:p text:style-name="P103">2.7.0 :136 &gt; a.sample</text:p>
      <text:p text:style-name="P103"><text:s/>=&gt; 8 </text:p>
      <text:p text:style-name="P103"/>
      <text:p text:style-name="P103">2.7.0 :137 &gt; a.sample</text:p>
      <text:p text:style-name="P103"><text:s/>=&gt; 9 </text:p>
      <text:p text:style-name="P103"/>
      <text:p text:style-name="P103">2.7.0 :138 &gt; a.sample(2)</text:p>
      <text:p text:style-name="P103"><text:s/>=&gt; [7, 1] </text:p>
      <text:p text:style-name="P103"/>
      <text:p text:style-name="P103">2.7.0 :139 &gt; a.sample(2)</text:p>
      <text:p text:style-name="P103"><text:s/>=&gt; [8, 1] </text:p>
      <text:p text:style-name="P103"/>
      <text:p text:style-name="P105">2.7.0 :142 &gt; d = a.select{|x| x&lt;7}</text:p>
      <text:p text:style-name="P105"/>
      <text:p text:style-name="P105">2.7.0 :144 &gt; d</text:p>
      <text:p text:style-name="P105"><text:s/>=&gt; [1, 2, 3] </text:p>
      <text:p text:style-name="P105"/>
      <text:p text:style-name="P106">2.7.0 :145 &gt; d.shuffle</text:p>
      <text:p text:style-name="P106"><text:s/>=&gt; [3, 1, 2] </text:p>
      <text:p text:style-name="P106"/>
      <text:p text:style-name="P106">2.7.0 :146 &gt; a.shuffle</text:p>
      <text:p text:style-name="P106"><text:soft-page-break/><text:s/>=&gt; [1, 7, 8, 10, 3, 2, 9] </text:p>
      <text:p text:style-name="P106"/>
      <text:p text:style-name="P107">2.7.0 :147 &gt; d = a[0..4]</text:p>
      <text:p text:style-name="P107">2.7.0 :148 &gt; print d</text:p>
      <text:p text:style-name="P107">[1, 2, 3, 7, 8] =&gt; nil </text:p>
      <text:p text:style-name="P107"/>
      <text:p text:style-name="P108">2.7.0 :149 &gt; d.slice!(-3,3)</text:p>
      <text:p text:style-name="P108"><text:s/>=&gt; [3, 7, 8] </text:p>
      <text:p text:style-name="P108"/>
      <text:p text:style-name="P108">2.7.0 :150 &gt; print d</text:p>
      <text:p text:style-name="P108">[1, 2] =&gt; nil </text:p>
      <text:p text:style-name="P108"/>
      <text:p text:style-name="P109">2.7.0 :152 &gt; a.shuffle!</text:p>
      <text:p text:style-name="P109"><text:s/>=&gt; [1, 10, 3, 9, 2, 8, 7] </text:p>
      <text:p text:style-name="P109"/>
      <text:p text:style-name="P109">2.7.0 :153 &gt; a.sort</text:p>
      <text:p text:style-name="P109"><text:s/>=&gt; [1, 2, 3, 7, 8, 9, 10] </text:p>
      <text:p text:style-name="P109"/>
      <text:p text:style-name="P109">2.7.0 :154 &gt; a.sort.reverse</text:p>
      <text:p text:style-name="P109"><text:s/>=&gt; [10, 9, 8, 7, 3, 2, 1] </text:p>
      <text:p text:style-name="P109"/>
      <text:p text:style-name="P109">2.7.0 :155 &gt; a.sum</text:p>
      <text:p text:style-name="P109"><text:s/>=&gt; 40 </text:p>
      <text:p text:style-name="P109"/>
      <text:p text:style-name="P109">2.7.0 :157 &gt; ar.sum("")</text:p>
      <text:p text:style-name="P109"><text:s/>=&gt; "aabcccdd" </text:p>
      <text:p text:style-name="P109"/>
      <text:p text:style-name="P110">2.7.0 :168 &gt; a.union(b)</text:p>
      <text:p text:style-name="P110"><text:s/>=&gt; [1, 2, 3, 7, 8, 9, 10, 4, 0] </text:p>
      <text:p text:style-name="P110"/>
      <text:p text:style-name="P110">2.7.0 :169 &gt; ar</text:p>
      <text:p text:style-name="P110"><text:s/>=&gt; ["a", "a", "b", "c", "c", "c", "d", "d"] </text:p>
      <text:p text:style-name="P110"/>
      <text:p text:style-name="P110">2.7.0 :170 &gt; ar.uniq</text:p>
      <text:p text:style-name="P110"><text:s/>=&gt; ["a", "b", "c", "d"] </text:p>
      <text:p text:style-name="P110"/>
      <text:p text:style-name="P111">2.7.0 :172 &gt; ar.values_at(0,2,3)</text:p>
      <text:p text:style-name="P111"><text:s/>=&gt; ["a", "b", "c"] </text:p>
      <text:p text:style-name="P109"/>
      <text:p text:style-name="P112">2.7.0 :173 &gt; a= [1,2,3]</text:p>
      <text:p text:style-name="P112">2.7.0 :174 &gt; b = [4,5,6]</text:p>
      <text:p text:style-name="P112">2.7.0 :175 &gt; c = [7,8,9]</text:p>
      <text:p text:style-name="P112"/>
      <text:p text:style-name="P112">2.7.0 :176 &gt; a.zip(b,c)</text:p>
      <text:p text:style-name="P112"><text:s/>=&gt; [[1, 4, 7], [2, 5, 8], [3, 6, 9]] </text:p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8:14:26.362541776</dc:date>
    <meta:editing-duration>PT5H23M17S</meta:editing-duration>
    <meta:editing-cycles>107</meta:editing-cycles>
    <meta:document-statistic meta:table-count="0" meta:image-count="0" meta:object-count="0" meta:page-count="21" meta:paragraph-count="871" meta:word-count="3445" meta:character-count="16771" meta:non-whitespace-character-count="13320"/>
  </office:meta>
</office:document-meta>
</file>